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3" svg:font-family="'Open Sans', sans-serif"/>
    <style:font-face style:name="OpenSymbol" svg:font-family="OpenSymbol"/>
    <style:font-face style:name="DejaVu Sans1" svg:font-family="'DejaVu Sans'" style:font-family-generic="swiss"/>
    <style:font-face style:name="Open Sans" svg:font-family="'Open Sans'" style:font-family-generic="swiss"/>
    <style:font-face style:name="Open Sans Semibold1" svg:font-family="'Open Sans Semibold'" style:font-adornments="Semibold" style:font-family-generic="swiss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938in"/>
    </style:style>
    <style:style style:name="Table1.B" style:family="table-column">
      <style:table-column-properties style:column-width="5.3333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5625in"/>
    </style:style>
    <style:style style:name="Table2.B" style:family="table-column">
      <style:table-column-properties style:column-width="2.3646in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4.5417in"/>
    </style:style>
    <style:style style:name="Table4.B" style:family="table-column">
      <style:table-column-properties style:column-width="2.3854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333in" fo:margin-left="-0.0063in" table:align="left"/>
    </style:style>
    <style:style style:name="Table5.A" style:family="table-column">
      <style:table-column-properties style:column-width="4.5729in"/>
    </style:style>
    <style:style style:name="Table5.B" style:family="table-column">
      <style:table-column-properties style:column-width="2.3604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4.5417in"/>
    </style:style>
    <style:style style:name="Table3.B" style:family="table-column">
      <style:table-column-properties style:column-width="2.3854in"/>
    </style:style>
    <style:style style:name="Table3.A1" style:family="table-cell">
      <style:table-cell-properties fo:padding="0.0382in" fo:border="none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4.5625in"/>
    </style:style>
    <style:style style:name="Table6.B" style:family="table-column">
      <style:table-column-properties style:column-width="2.3646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4.5417in"/>
    </style:style>
    <style:style style:name="Table7.B" style:family="table-column">
      <style:table-column-properties style:column-width="2.3854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4.5417in"/>
    </style:style>
    <style:style style:name="Table8.B" style:family="table-column">
      <style:table-column-properties style:column-width="2.3854in"/>
    </style:style>
    <style:style style:name="Table8.A1" style:family="table-cell">
      <style:table-cell-properties fo:padding="0.0382in" fo:border="none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4.5417in"/>
    </style:style>
    <style:style style:name="Table10.B" style:family="table-column">
      <style:table-column-properties style:column-width="2.3854in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4.5417in"/>
    </style:style>
    <style:style style:name="Table11.B" style:family="table-column">
      <style:table-column-properties style:column-width="2.3854in"/>
    </style:style>
    <style:style style:name="Table11.A1" style:family="table-cell">
      <style:table-cell-properties fo:padding="0.0382in" fo:border="none"/>
    </style:style>
    <style:style style:name="P1" style:family="paragraph" style:parent-style-name="Table_20_Contents">
      <style:text-properties style:font-name="Open Sans Semibold" fo:font-weight="normal" style:font-weight-asian="normal" style:font-weight-complex="normal"/>
    </style:style>
    <style:style style:name="P2" style:family="paragraph" style:parent-style-name="Table_20_Contents">
      <style:text-properties style:font-name="Open Sans Semibold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officeooo:paragraph-rsid="00292e1b"/>
    </style:style>
    <style:style style:name="P4" style:family="paragraph" style:parent-style-name="Job_20_Title">
      <style:text-properties fo:font-size="12pt" officeooo:paragraph-rsid="0034d2c0" style:font-name-asian="WenQuanYi Zen Hei Sharp" style:font-name-complex="DejaVu Sans" style:font-size-complex="14pt"/>
    </style:style>
    <style:style style:name="P5" style:family="paragraph" style:parent-style-name="Job_20_Date">
      <style:text-properties fo:color="#000000"/>
    </style:style>
    <style:style style:name="P6" style:family="paragraph" style:parent-style-name="Education_20_Heading">
      <style:paragraph-properties fo:margin-left="0in" fo:margin-right="0.0102in" fo:text-indent="0in" style:auto-text-indent="false"/>
    </style:style>
    <style:style style:name="P7" style:family="paragraph" style:parent-style-name="Text_20_body">
      <style:text-properties officeooo:paragraph-rsid="0042541f"/>
    </style:style>
    <style:style style:name="P8" style:family="paragraph" style:parent-style-name="Heading_20_2">
      <style:text-properties officeooo:rsid="0001d526" officeooo:paragraph-rsid="0001d526" style:font-name-asian="WenQuanYi Zen Hei Sharp" style:font-name-complex="DejaVu Sans"/>
    </style:style>
    <style:style style:name="P9" style:family="paragraph" style:parent-style-name="Heading_20_2">
      <style:text-properties officeooo:rsid="0004688e" officeooo:paragraph-rsid="0042541f" style:font-name-asian="WenQuanYi Zen Hei Sharp" style:font-name-complex="DejaVu Sans"/>
    </style:style>
    <style:style style:name="P10" style:family="paragraph" style:parent-style-name="Heading_20_2">
      <style:text-properties officeooo:paragraph-rsid="0004688e"/>
    </style:style>
    <style:style style:name="P11" style:family="paragraph" style:parent-style-name="Table_20_Contents">
      <style:text-properties officeooo:paragraph-rsid="003d5837"/>
    </style:style>
    <style:style style:name="P12" style:family="paragraph" style:parent-style-name="Table_20_Contents">
      <style:text-properties officeooo:paragraph-rsid="00421e13"/>
    </style:style>
    <style:style style:name="P13" style:family="paragraph" style:parent-style-name="Job_20_Title">
      <style:paragraph-properties fo:margin-top="0.1098in" fo:margin-bottom="0.0402in" style:contextual-spacing="false" fo:keep-with-next="always"/>
      <style:text-properties fo:font-size="12pt" officeooo:rsid="0034d2c0" officeooo:paragraph-rsid="0042541f" style:font-name-asian="WenQuanYi Zen Hei Sharp" style:font-name-complex="DejaVu Sans" style:font-size-complex="14pt"/>
    </style:style>
    <style:style style:name="P14" style:family="paragraph" style:parent-style-name="Job_20_Title">
      <style:paragraph-properties fo:margin-top="0.1098in" fo:margin-bottom="0.0402in" style:contextual-spacing="false" fo:keep-with-next="always"/>
      <style:text-properties officeooo:paragraph-rsid="00421e13"/>
    </style:style>
    <style:style style:name="P15" style:family="paragraph" style:parent-style-name="Job_20_Title">
      <style:paragraph-properties fo:margin-top="0.1098in" fo:margin-bottom="0.0402in" style:contextual-spacing="false" fo:keep-with-next="always"/>
      <style:text-properties officeooo:paragraph-rsid="0042541f"/>
    </style:style>
    <style:style style:name="P16" style:family="paragraph" style:parent-style-name="Job_20_Title">
      <style:paragraph-properties fo:margin-top="0.1098in" fo:margin-bottom="0.0402in" style:contextual-spacing="false" fo:keep-with-next="always"/>
      <style:text-properties officeooo:paragraph-rsid="00440145"/>
    </style:style>
    <style:style style:name="P17" style:family="paragraph" style:parent-style-name="Job_20_Title">
      <style:text-properties fo:font-size="12pt" officeooo:paragraph-rsid="0042541f" style:font-name-asian="WenQuanYi Zen Hei Sharp" style:font-name-complex="DejaVu Sans" style:font-size-complex="14pt"/>
    </style:style>
    <style:style style:name="P18" style:family="paragraph" style:parent-style-name="Job_20_Description">
      <style:text-properties officeooo:paragraph-rsid="0042541f"/>
    </style:style>
    <style:style style:name="P19" style:family="paragraph" style:parent-style-name="Job_20_Description">
      <style:text-properties officeooo:paragraph-rsid="0004688e"/>
    </style:style>
    <style:style style:name="P20" style:family="paragraph" style:parent-style-name="Job_20_Description">
      <style:text-properties officeooo:paragraph-rsid="004a20ce"/>
    </style:style>
    <style:style style:name="P21" style:family="paragraph" style:parent-style-name="Job_20_Description">
      <style:paragraph-properties fo:margin-top="0in" fo:margin-bottom="0.0835in" style:contextual-spacing="false"/>
      <style:text-properties style:font-name="Open Sans1" officeooo:paragraph-rsid="0042541f" style:font-weight-asian="normal"/>
    </style:style>
    <style:style style:name="P22" style:family="paragraph" style:parent-style-name="Job_20_Description">
      <style:paragraph-properties fo:margin-top="0in" fo:margin-bottom="0.0835in" style:contextual-spacing="false"/>
      <style:text-properties officeooo:paragraph-rsid="0042541f"/>
    </style:style>
    <style:style style:name="P23" style:family="paragraph" style:parent-style-name="Job_20_Date">
      <style:text-properties fo:color="#000000" fo:font-style="normal" style:text-underline-style="none" officeooo:rsid="00258bad" officeooo:paragraph-rsid="00421e13" style:font-style-asian="normal" style:font-style-complex="normal"/>
    </style:style>
    <style:style style:name="P24" style:family="paragraph" style:parent-style-name="Job_20_Date">
      <style:text-properties fo:color="#000000" fo:font-style="normal" style:text-underline-style="none" officeooo:rsid="00258bad" officeooo:paragraph-rsid="0042541f" style:font-style-asian="normal" style:font-style-complex="normal"/>
    </style:style>
    <style:style style:name="P25" style:family="paragraph" style:parent-style-name="Job_20_Date">
      <style:text-properties fo:color="#000000" fo:font-style="normal" style:text-underline-style="none" officeooo:rsid="00258bad" officeooo:paragraph-rsid="00440145" style:font-style-asian="normal" style:font-style-complex="normal"/>
    </style:style>
    <style:style style:name="P26" style:family="paragraph" style:parent-style-name="Job_20_Date">
      <style:text-properties fo:color="#000000" officeooo:paragraph-rsid="0042541f"/>
    </style:style>
    <style:style style:name="P27" style:family="paragraph" style:parent-style-name="Education_20_Heading">
      <style:paragraph-properties fo:margin-left="0in" fo:margin-right="0.0102in" fo:text-indent="0in" style:auto-text-indent="false"/>
      <style:text-properties officeooo:paragraph-rsid="004a20ce"/>
    </style:style>
    <style:style style:name="T1" style:family="text">
      <style:text-properties style:font-name="Open Sans" fo:font-size="12pt" fo:font-weight="normal" officeooo:rsid="0001d526" style:font-name-asian="Open Sans" style:font-size-asian="10.5pt" style:font-weight-asian="normal" style:font-name-complex="Open Sans" style:font-size-complex="12pt" style:font-weight-complex="normal"/>
    </style:style>
    <style:style style:name="T2" style:family="text">
      <style:text-properties style:font-name="Open Sans2" fo:font-size="12pt" fo:font-weight="normal" officeooo:rsid="0001d526" style:font-name-asian="WenQuanYi Zen Hei Sharp" style:font-size-asian="10.5pt" style:font-weight-asian="normal" style:font-name-complex="DejaVu Sans" style:font-size-complex="12pt" style:font-weight-complex="normal"/>
    </style:style>
    <style:style style:name="T3" style:family="text">
      <style:text-properties style:font-name="Open Sans2" fo:font-size="12pt" fo:font-weight="normal" officeooo:rsid="0004688e" style:font-name-asian="WenQuanYi Zen Hei Sharp" style:font-size-asian="10.5pt" style:font-weight-asian="normal" style:font-name-complex="DejaVu Sans" style:font-size-complex="12pt" style:font-weight-complex="normal"/>
    </style:style>
    <style:style style:name="T4" style:family="text">
      <style:text-properties style:font-name="Open Sans2" fo:font-size="12pt" fo:font-style="normal" fo:font-weight="normal" officeooo:rsid="0004688e" style:font-name-asian="WenQuanYi Zen Hei Sharp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officeooo:rsid="0001d526" style:font-name-asian="WenQuanYi Zen Hei Sharp" style:font-name-complex="DejaVu Sans"/>
    </style:style>
    <style:style style:name="T6" style:family="text">
      <style:text-properties officeooo:rsid="0003d456" style:font-name-asian="WenQuanYi Zen Hei Sharp" style:font-name-complex="DejaVu Sans"/>
    </style:style>
    <style:style style:name="T7" style:family="text">
      <style:text-properties officeooo:rsid="0004688e" style:font-name-asian="WenQuanYi Zen Hei Sharp" style:font-name-complex="DejaVu Sans"/>
    </style:style>
    <style:style style:name="T8" style:family="text">
      <style:text-properties officeooo:rsid="00062f7d" style:font-name-asian="WenQuanYi Zen Hei Sharp" style:font-name-complex="DejaVu Sans"/>
    </style:style>
    <style:style style:name="T9" style:family="text">
      <style:text-properties officeooo:rsid="000677f3" style:font-name-asian="WenQuanYi Zen Hei Sharp" style:font-name-complex="DejaVu Sans"/>
    </style:style>
    <style:style style:name="T10" style:family="text">
      <style:text-properties officeooo:rsid="000d1001" style:font-name-asian="WenQuanYi Zen Hei Sharp" style:font-name-complex="DejaVu Sans"/>
    </style:style>
    <style:style style:name="T11" style:family="text">
      <style:text-properties officeooo:rsid="001c5a18" style:font-name-asian="WenQuanYi Zen Hei Sharp" style:font-name-complex="DejaVu Sans"/>
    </style:style>
    <style:style style:name="T12" style:family="text">
      <style:text-properties officeooo:rsid="00223cc4" style:font-name-asian="WenQuanYi Zen Hei Sharp" style:font-name-complex="DejaVu Sans"/>
    </style:style>
    <style:style style:name="T13" style:family="text">
      <style:text-properties officeooo:rsid="0027ea92" style:font-name-asian="WenQuanYi Zen Hei Sharp" style:font-name-complex="DejaVu Sans"/>
    </style:style>
    <style:style style:name="T14" style:family="text">
      <style:text-properties officeooo:rsid="003b6ca0" style:font-name-asian="WenQuanYi Zen Hei Sharp" style:font-name-complex="DejaVu Sans"/>
    </style:style>
    <style:style style:name="T15" style:family="text">
      <style:text-properties officeooo:rsid="004a20ce" style:font-name-asian="WenQuanYi Zen Hei Sharp" style:font-name-complex="DejaVu Sans"/>
    </style:style>
    <style:style style:name="T16" style:family="text">
      <style:text-properties officeooo:rsid="004ce6b8" style:font-name-asian="WenQuanYi Zen Hei Sharp" style:font-name-complex="DejaVu Sans"/>
    </style:style>
    <style:style style:name="T17" style:family="text">
      <style:text-properties officeooo:rsid="004f0618" style:font-name-asian="WenQuanYi Zen Hei Sharp" style:font-name-complex="DejaVu Sans"/>
    </style:style>
    <style:style style:name="T18" style:family="text">
      <style:text-properties fo:color="#000000" style:font-name="Open Sans2" fo:font-size="12pt" fo:font-weight="normal" officeooo:rsid="0001d526" style:font-size-asian="10.5pt" style:font-weight-asian="normal" style:font-size-complex="12pt" style:font-weight-complex="normal"/>
    </style:style>
    <style:style style:name="T19" style:family="text">
      <style:text-properties fo:color="#000000" fo:font-style="normal" style:text-underline-style="none" officeooo:rsid="003020d8" style:font-style-asian="normal" style:font-style-complex="normal"/>
    </style:style>
    <style:style style:name="T20" style:family="text">
      <style:text-properties fo:color="#000000" fo:font-style="normal" style:text-underline-style="none" officeooo:rsid="00321c52" style:font-style-asian="normal" style:font-style-complex="normal"/>
    </style:style>
    <style:style style:name="T21" style:family="text">
      <style:text-properties fo:color="#000000" fo:font-style="normal" style:text-underline-style="none" officeooo:rsid="003bc1ca" style:font-style-asian="normal" style:font-style-complex="normal"/>
    </style:style>
    <style:style style:name="T22" style:family="text">
      <style:text-properties fo:color="#000000" fo:font-style="normal" style:text-underline-style="none" officeooo:rsid="003d5837" style:font-name-asian="WenQuanYi Zen Hei Sharp" style:font-style-asian="normal" style:font-name-complex="DejaVu Sans" style:font-style-complex="normal"/>
    </style:style>
    <style:style style:name="T23" style:family="text">
      <style:text-properties fo:color="#000000" fo:font-style="normal" style:text-underline-style="none" officeooo:rsid="003f22bd" style:font-name-asian="WenQuanYi Zen Hei Sharp" style:font-style-asian="normal" style:font-name-complex="DejaVu Sans" style:font-style-complex="normal"/>
    </style:style>
    <style:style style:name="T24" style:family="text">
      <style:text-properties fo:color="#000000" fo:font-size="12pt" fo:font-style="normal" style:text-underline-style="none" officeooo:rsid="00258bad" style:font-name-asian="WenQuanYi Zen Hei Sharp" style:font-style-asian="normal" style:font-name-complex="DejaVu Sans" style:font-size-complex="14pt" style:font-style-complex="normal"/>
    </style:style>
    <style:style style:name="T25" style:family="text">
      <style:text-properties fo:color="#000000" fo:font-size="12pt" fo:font-style="normal" style:text-underline-style="none" officeooo:rsid="0042541f" style:font-name-asian="WenQuanYi Zen Hei Sharp" style:font-style-asian="normal" style:font-name-complex="DejaVu Sans" style:font-size-complex="14pt" style:font-style-complex="normal"/>
    </style:style>
    <style:style style:name="T26" style:family="text">
      <style:text-properties fo:color="#000000" fo:font-size="12pt" fo:font-style="normal" style:text-underline-style="none" officeooo:rsid="00440145" style:font-name-asian="WenQuanYi Zen Hei Sharp" style:font-style-asian="normal" style:font-name-complex="DejaVu Sans" style:font-size-complex="14pt" style:font-style-complex="normal"/>
    </style:style>
    <style:style style:name="T27" style:family="text">
      <style:text-properties style:text-position="super 58%" officeooo:rsid="0004688e" style:font-name-asian="WenQuanYi Zen Hei Sharp" style:font-name-complex="DejaVu Sans"/>
    </style:style>
    <style:style style:name="T28" style:family="text">
      <style:text-properties fo:font-style="normal" officeooo:rsid="0004688e" style:font-name-asian="WenQuanYi Zen Hei Sharp" style:font-style-asian="normal" style:font-name-complex="DejaVu Sans" style:font-style-complex="normal"/>
    </style:style>
    <style:style style:name="T29" style:family="text">
      <style:text-properties officeooo:rsid="0017138c"/>
    </style:style>
    <style:style style:name="T30" style:family="text">
      <style:text-properties officeooo:rsid="001c5a18"/>
    </style:style>
    <style:style style:name="T31" style:family="text">
      <style:text-properties officeooo:rsid="00258bad"/>
    </style:style>
    <style:style style:name="T32" style:family="text">
      <style:text-properties officeooo:rsid="00271716"/>
    </style:style>
    <style:style style:name="T33" style:family="text">
      <style:text-properties fo:color="#085887" style:font-name="Open Sans2" fo:font-size="12pt" fo:font-style="normal" style:text-underline-style="none" fo:font-weight="normal" officeooo:rsid="0001d526" style:font-name-asian="WenQuanYi Zen Hei Sharp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34" style:family="text">
      <style:text-properties fo:color="#085887" style:font-name="Open Sans2" fo:font-size="12pt" style:text-underline-style="none" fo:font-weight="normal" officeooo:rsid="0012c697" style:font-size-asian="10.5pt" style:font-weight-asian="normal" style:font-size-complex="12pt" style:font-weight-complex="normal"/>
    </style:style>
    <style:style style:name="T35" style:family="text">
      <style:text-properties fo:color="#085887" fo:font-style="normal" style:text-underline-style="none" officeooo:rsid="003020d8" style:font-style-asian="normal" style:font-style-complex="normal"/>
    </style:style>
    <style:style style:name="T36" style:family="text">
      <style:text-properties fo:color="#085887" fo:font-style="normal" style:text-underline-style="none" officeooo:rsid="0004688e" style:font-name-asian="WenQuanYi Zen Hei Sharp" style:font-style-asian="normal" style:font-name-complex="DejaVu Sans" style:font-style-complex="normal"/>
    </style:style>
    <style:style style:name="T37" style:family="text">
      <style:text-properties fo:color="#085887" fo:font-style="normal" style:text-underline-style="none" officeooo:rsid="00346a86" style:font-name-asian="WenQuanYi Zen Hei Sharp" style:font-style-asian="normal" style:font-name-complex="DejaVu Sans" style:font-style-complex="normal"/>
    </style:style>
    <style:style style:name="T38" style:family="text">
      <style:text-properties fo:color="#085887" fo:language="zxx" fo:country="none" fo:font-style="normal" style:text-underline-style="none" officeooo:rsid="0004688e" style:font-name-asian="WenQuanYi Zen Hei Sharp" style:language-asian="zxx" style:country-asian="none" style:font-style-asian="normal" style:font-name-complex="DejaVu Sans" style:language-complex="zxx" style:country-complex="none" style:font-style-complex="normal"/>
    </style:style>
    <style:style style:name="T39" style:family="text">
      <style:text-properties fo:color="#085887" style:font-name="Open Sans1" fo:language="zxx" fo:country="none" fo:font-style="normal" style:text-underline-style="none" officeooo:rsid="0004688e" style:font-name-asian="WenQuanYi Zen Hei Sharp" style:language-asian="zxx" style:country-asian="none" style:font-style-asian="normal" style:font-weight-asian="normal" style:font-name-complex="DejaVu Sans" style:language-complex="zxx" style:country-complex="none" style:font-style-complex="normal"/>
    </style:style>
    <style:style style:name="T40" style:family="text">
      <style:text-properties officeooo:rsid="003020d8"/>
    </style:style>
    <style:style style:name="T41" style:family="text">
      <style:text-properties officeooo:rsid="0034d2c0"/>
    </style:style>
    <style:style style:name="T42" style:family="text">
      <style:text-properties officeooo:rsid="0036894a"/>
    </style:style>
    <style:style style:name="T43" style:family="text">
      <style:text-properties officeooo:rsid="0036b94e"/>
    </style:style>
    <style:style style:name="T44" style:family="text">
      <style:text-properties officeooo:rsid="00388848"/>
    </style:style>
    <style:style style:name="T45" style:family="text">
      <style:text-properties officeooo:rsid="003d5837"/>
    </style:style>
    <style:style style:name="T46" style:family="text">
      <style:text-properties officeooo:rsid="003f22bd"/>
    </style:style>
    <style:style style:name="T47" style:family="text">
      <style:text-properties officeooo:rsid="00421e13"/>
    </style:style>
    <style:style style:name="T48" style:family="text">
      <style:text-properties officeooo:rsid="0042541f"/>
    </style:style>
    <style:style style:name="T49" style:family="text">
      <style:text-properties style:font-name="Open Sans1" officeooo:rsid="0040649d" style:font-name-asian="WenQuanYi Zen Hei Sharp" style:font-weight-asian="normal" style:font-name-complex="DejaVu Sans"/>
    </style:style>
    <style:style style:name="T50" style:family="text">
      <style:text-properties style:font-name="Open Sans1" officeooo:rsid="00440145" style:font-name-asian="WenQuanYi Zen Hei Sharp" style:font-weight-asian="normal" style:font-name-complex="DejaVu Sans"/>
    </style:style>
    <style:style style:name="T51" style:family="text">
      <style:text-properties officeooo:rsid="00440145"/>
    </style:style>
    <style:style style:name="T52" style:family="text">
      <style:text-properties officeooo:rsid="0045c487"/>
    </style:style>
    <style:style style:name="T53" style:family="text">
      <style:text-properties officeooo:rsid="004a20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Resume_20_Title" text:outline-level="1">John Sullivan</text:h>
      <text:p text:style-name="P3"><text:a xlink:type="simple" xlink:href="mailto:jsull003@ucr.edu"><text:span text:style-name="T34">jsull003@ucr.edu</text:span></text:a><text:span text:style-name="T18"> </text:span><text:span text:style-name="T1">•</text:span><text:span text:style-name="T2"> </text:span><text:span text:style-name="T3">Portfolio at</text:span><text:span text:style-name="T4"> </text:span><text:a xlink:type="simple" xlink:href="http://www.johnsullivan.name/"><text:span text:style-name="T33">www.johnsullivan.name</text:span></text:a></text:p>
      <text:h text:style-name="P8" text:outline-level="2">Technologies</text:h>
      <text:p text:style-name="Text_20_body">Here are some technologies that I have had a strong history with and <text:span text:style-name="T44">wish</text:span><text:span text:style-name="T43"> to work</text:span> <text:span text:style-name="T29">with</text:span> in the futur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Languages</text:p>
          </table:table-cell>
          <table:table-cell table:style-name="Table1.A1" office:value-type="string">
            <text:p text:style-name="P11">Python, C++, JavaScript, <text:span text:style-name="T45">C, </text:span>C#</text:p>
          </table:table-cell>
        </table:table-row>
        <table:table-row>
          <table:table-cell table:style-name="Table1.A1" office:value-type="string">
            <text:p text:style-name="P2">Libraries <text:span text:style-name="T45">&amp; Tools</text:span></text:p>
          </table:table-cell>
          <table:table-cell table:style-name="Table1.A1" office:value-type="string">
            <text:p text:style-name="P12">Flask, <text:span text:style-name="T45">Ansible, SDL, </text:span>WPF, <text:span text:style-name="T47">Boost, </text:span>jQuery, Requests</text:p>
          </table:table-cell>
        </table:table-row>
      </table:table>
      <text:h text:style-name="P8" text:outline-level="2">Work History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JetHead Development <text:span text:style-name="T32">Inc</text:span>: Software <text:span text:style-name="T40">Develop</text:span><text:span text:style-name="T42">er</text:span><text:span text:style-name="T41"> Intern</text:span></text:p>
          </table:table-cell>
          <table:table-cell table:style-name="Table2.A1" office:value-type="string">
            <text:p text:style-name="P5">Summers of 2012 and 2013</text:p>
          </table:table-cell>
        </table:table-row>
      </table:table>
      <text:p text:style-name="P18"><text:span text:style-name="T5">During my </text:span><text:span text:style-name="T6">two internships a</text:span><text:span text:style-name="T5">t JetHead </text:span><text:span text:style-name="T6">I was responsible for </text:span><text:span text:style-name="T11">designing and </text:span><text:span text:style-name="T6">implementing </text:span><text:span text:style-name="T11">a new</text:span><text:span text:style-name="T10"> closed captioning implementation for their set top boxes, as well as helping with bug fixes and various new features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UC Riverside: Supplemental Instruction Leader</text:p>
          </table:table-cell>
          <table:table-cell table:style-name="Table3.A1" office:value-type="string">
            <text:p text:style-name="P26"><text:span text:style-name="T31">March</text:span><text:span text:style-name="T30"> 2011 to Present</text:span></text:p>
          </table:table-cell>
        </table:table-row>
      </table:table>
      <text:p text:style-name="Job_20_Description"><text:span text:style-name="T6">As an SI Leader I have had the opportunity to convince </text:span><text:span text:style-name="T14">f</text:span><text:span text:style-name="T6">reshman college students that Computer Science is an amazing discipline while helping them </text:span><text:span text:style-name="T9">learn </text:span><text:span text:style-name="T6">their craft. I am now a Mentor </text:span><text:span text:style-name="T9">and </text:span><text:span text:style-name="T12">therefore </text:span><text:span text:style-name="T13">also</text:span><text:span text:style-name="T12"> </text:span><text:span text:style-name="T6">responsible for training my fellow SI Leaders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<text:span text:style-name="T24">Galah Group: Founder</text:span></text:p>
          </table:table-cell>
          <table:table-cell table:style-name="Table4.A1" office:value-type="string">
            <text:p text:style-name="P23">Jan 2011 to Present</text:p>
          </table:table-cell>
        </table:table-row>
      </table:table>
      <text:p text:style-name="Job_20_Description"><text:span text:style-name="T19">We develop and maintain a system capable of </text:span><text:span text:style-name="T21">automatically </text:span><text:span text:style-name="T19">grading and providing </text:span><text:span text:style-name="T21">near-instant </text:span><text:span text:style-name="T19">feedback for computer programming assignments. UC Riverside is currently using it in </text:span><text:span text:style-name="T21">four</text:span><text:span text:style-name="T19"> courses. </text:span><text:span text:style-name="T20">S</text:span><text:span text:style-name="T19">ee </text:span><text:a xlink:type="simple" xlink:href="http://johnsullivan.name/projects.htm#galah"><text:span text:style-name="T35">johnsullivan.name/projects.htm#galah</text:span></text:a><text:span text:style-name="T19"> </text:span><text:span text:style-name="T20">for more information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<text:span text:style-name="T45">Mozilla: Platforms Engineer </text:span><text:span text:style-name="T46">Intern </text:span><text:span text:style-name="T45">(Network</text:span><text:span text:style-name="T46">ing</text:span><text:span text:style-name="T45"> Team)</text:span></text:p>
          </table:table-cell>
          <table:table-cell table:style-name="Table6.A1" office:value-type="string">
            <text:p text:style-name="P26"><text:span text:style-name="T45">Summer</text:span> of 201<text:span text:style-name="T45">4 </text:span><text:span text:style-name="T48">(Future)</text:span></text:p>
          </table:table-cell>
        </table:table-row>
      </table:table>
      <text:p text:style-name="P18"><text:span text:style-name="T22">During my upcoming internship with Mozilla's Networking Team I hope to help draft and implement the new HTTP/2.0 specification </text:span><text:span text:style-name="T23">as well as generally improve the functionality and performance of Mozilla's excellent networking platform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<text:span text:style-name="T45">Khan Academy</text:span>: Software <text:span text:style-name="T40">Develop</text:span><text:span text:style-name="T42">er</text:span><text:span text:style-name="T41"> Intern</text:span></text:p>
          </table:table-cell>
          <table:table-cell table:style-name="Table5.A1" office:value-type="string">
            <text:p text:style-name="P26"><text:span text:style-name="T45">Spring</text:span> of 201<text:span text:style-name="T45">4 </text:span><text:span text:style-name="T48">(Future)</text:span></text:p>
          </table:table-cell>
        </table:table-row>
      </table:table>
      <text:p text:style-name="P18"><text:span text:style-name="T45">During my upcoming internship with Khan Academy I hope to expand the functionality of their Computer Science offering</text:span><text:span text:style-name="T47">s</text:span><text:span text:style-name="T45"> by </text:span><text:span text:style-name="T46">adding</text:span><text:span text:style-name="T45"> support for </text:span><text:span text:style-name="T46">additional</text:span><text:span text:style-name="T45"> </text:span><text:span text:style-name="T47">programming </text:span><text:span text:style-name="T45">languages and improving the feedback provided to students.</text:span></text:p>
      <text:h text:style-name="P10" text:outline-level="2"><text:soft-page-break/><text:span text:style-name="T7">Education</text:span></text:h>
      <text:p text:style-name="P6">Self-Taught</text:p>
      <text:p text:style-name="P19"><text:span text:style-name="T11">I b</text:span><text:span text:style-name="T7">egan programming in 3</text:span><text:span text:style-name="T27">rd</text:span><text:span text:style-name="T7"> grade and </text:span><text:span text:style-name="T11">I </text:span><text:span text:style-name="T7">have been actively exploring </text:span><text:span text:style-name="T8">software engineering</text:span><text:span text:style-name="T7"> ever since. See</text:span><text:span text:style-name="T28"> </text:span><text:a xlink:type="simple" xlink:href="http://johnsullivan.name/about.htm#backstory"><text:span text:style-name="T36">johnsullivan.name/about.htm</text:span></text:a><text:a xlink:type="simple" xlink:href="http://johnsullivan.name/about.htm#backstory"><text:span text:style-name="T37">#backstory</text:span></text:a><text:span text:style-name="T7"> for the full story.</text:span></text:p>
      <text:p text:style-name="P27"><text:span text:style-name="T53">University of California, Riverside</text:span></text:p>
      <text:p text:style-name="P20"><text:span text:style-name="T15">I am a 4th-year Junior majoring in <text:s/>Computer Science. 3.</text:span><text:span text:style-name="T16">285</text:span><text:span text:style-name="T15"> cumulative GPA. I am on a leave of absence </text:span><text:span text:style-name="T17">in order to work at Khan Academy and make Galah more easily maintainable. I </text:span><text:span text:style-name="T15">will be returning </text:span><text:span text:style-name="T17">to school </text:span><text:span text:style-name="T15">in the Fall of 2014 if I cannot find a full-time position before then.</text:span></text:p>
      <text:h text:style-name="P9" text:outline-level="2"><text:span text:style-name="T46">Projects</text:span></text:h>
      <text:p text:style-name="P22"><text:span text:style-name="T50">Below are excerpts from my portfolio. </text:span><text:span text:style-name="T49">Detailed information, video demos, and source code for these projects </text:span><text:span text:style-name="T50">and others</text:span><text:span text:style-name="T49"> are available at </text:span><text:a xlink:type="simple" xlink:href="http://johnsullivan.name/projects.htm"><text:span text:style-name="T39">johnsullivan.name/projects.htm</text:span></text:a><text:span text:style-name="T49">.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"><text:a xlink:type="simple" xlink:href="http://johnsullivan.name/projects.htm#superzippy"><text:span text:style-name="T25">Superzippy</text:span></text:a></text:p>
          </table:table-cell>
          <table:table-cell table:style-name="Table7.A1" office:value-type="string">
            <text:p text:style-name="P24"><text:span text:style-name="T48">Python - </text:span>201<text:span text:style-name="T48">3</text:span> to Present</text:p>
          </table:table-cell>
        </table:table-row>
      </table:table>
      <text:p text:style-name="P7">Superzippy is a <text:span text:style-name="T48">a</text:span> simple tool for turning a multi-file, multi-dependency Python script into a single executable file. <text:span text:style-name="T48">I created the project in order to ease distribution of a Python application I had developed.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6"><text:a xlink:type="simple" xlink:href="http://johnsullivan.name/projects.htm#particles"><text:span text:style-name="T26">Particles</text:span></text:a></text:p>
          </table:table-cell>
          <table:table-cell table:style-name="Table8.A1" office:value-type="string">
            <text:p text:style-name="P24"><text:span text:style-name="T51">C</text:span><text:span text:style-name="T48"> - </text:span><text:span text:style-name="T51">2009</text:span></text:p>
          </table:table-cell>
        </table:table-row>
      </table:table>
      <text:p text:style-name="P21">A C program usin<text:span text:style-name="T51">g SDL </text:span>that attempts to emulate the effect of th<text:span text:style-name="T51">e </text:span><text:a xlink:type="simple" xlink:href="http://www.chromeexperiments.com/detail/liquid-particles/"><text:span text:style-name="T38">Liquid Particles Chrome Experiment</text:span></text:a>. <text:span text:style-name="T51">I created the project in High School after becoming curious of how the Chrome Experiment achieved its interesting effect.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6"><text:a xlink:type="simple" xlink:href="http://johnsullivan.name/projects.htm#agc4"><text:span text:style-name="T26">Anti-Gravity Connect 4</text:span></text:a></text:p>
          </table:table-cell>
          <table:table-cell table:style-name="Table10.A1" office:value-type="string">
            <text:p text:style-name="P25"><text:span text:style-name="T51">Flash, ActionScript</text:span><text:span text:style-name="T48"> - </text:span><text:span text:style-name="T51">2008</text:span></text:p>
          </table:table-cell>
        </table:table-row>
      </table:table>
      <text:p text:style-name="Text_20_body">Anti-Gravity Connect 4 <text:span text:style-name="T51">is a</text:span> flash game that puts a big twist on the classic game of Connect 4. <text:span text:style-name="T51">I created this game after creating the concept in a particularly dull High School math class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6"><text:a xlink:type="simple" xlink:href="http://johnsullivan.name/projects.htm#cloak"><text:span text:style-name="T26">Cloak</text:span></text:a></text:p>
          </table:table-cell>
          <table:table-cell table:style-name="Table11.A1" office:value-type="string">
            <text:p text:style-name="P25"><text:span text:style-name="T51">Visual Basic 6</text:span><text:span text:style-name="T48"> – </text:span><text:span text:style-name="T52">2005 to 2007</text:span></text:p>
          </table:table-cell>
        </table:table-row>
      </table:table>
      <text:p text:style-name="Job_20_Description">Cloak is a Visual Basic 6 application that lets you hide any window on your Windows PC immediately, and temporarily, at the press of a hotkey. <text:span text:style-name="T51">I </text:span><text:span text:style-name="T52">started</text:span><text:span text:style-name="T51"> </text:span><text:span text:style-name="T52">the project</text:span><text:span text:style-name="T51"> in middle school to help a fellow student play Runescape without his parents know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 Sans3" svg:font-family="'Open Sans', sans-serif"/>
    <style:font-face style:name="OpenSymbol" svg:font-family="OpenSymbol"/>
    <style:font-face style:name="DejaVu Sans1" svg:font-family="'DejaVu Sans'" style:font-family-generic="swiss"/>
    <style:font-face style:name="Open Sans" svg:font-family="'Open Sans'" style:font-family-generic="swiss"/>
    <style:font-face style:name="Open Sans Semibold1" svg:font-family="'Open Sans Semibold'" style:font-adornments="Semibold" style:font-family-generic="swiss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auto-update="true" style:class="text">
      <style:paragraph-properties fo:margin-top="0.1665in" fo:margin-bottom="0.0835in" style:contextual-spacing="false" fo:keep-with-next="always"/>
      <style:text-properties style:font-name="Open Sans1" fo:font-size="14pt" fo:font-weight="bold" style:font-name-asian="WenQuanYi Zen Hei Sharp" style:font-size-asian="14pt" style:font-weight-asian="normal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line-height="110%"/>
      <style:text-properties style:font-name="Open Sans1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padding="0.0201in" fo:border-left="none" fo:border-right="none" fo:border-top="0.99pt solid #000000" fo:border-bottom="0.99pt dashed #000000" style:shadow="none">
        <style:drop-cap/>
      </style:paragraph-properties>
      <style:text-properties fo:font-variant="small-caps" fo:font-size="14pt" fo:letter-spacing="0.0209in" fo:font-style="normal" fo:font-weight="bold" style:letter-kerning="false" style:font-size-asian="14pt" style:font-style-asian="italic" style:font-weight-asian="bold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Open Sans1" style:font-size-asian="10.5pt" style:font-weight-asian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Job_20_Title" style:display-name="Job Title" style:family="paragraph" style:parent-style-name="Heading" style:next-style-name="Job_20_Description" style:auto-update="true" style:list-style-name="" style:class="text" style:master-page-name="">
      <style:paragraph-properties fo:margin-left="-0.0382in" fo:margin-right="0.0035in" fo:margin-top="0.1098in" fo:margin-bottom="0.0402in" style:contextual-spacing="false" fo:text-indent="0in" style:auto-text-indent="false" style:page-number="auto"/>
      <style:text-properties style:font-name="Open Sans Semibold" fo:font-size="12pt" fo:font-style="normal" fo:font-weight="600" style:font-size-asian="10.5pt"/>
    </style:style>
    <style:style style:name="Job_20_Description" style:display-name="Job Description" style:family="paragraph" style:parent-style-name="Text_20_body" style:next-style-name="Job_20_Title" style:auto-update="true" style:class="text" style:master-page-name="">
      <style:paragraph-properties fo:margin-left="0in" fo:margin-right="0in" fo:line-height="110%" fo:text-indent="0in" style:auto-text-indent="false" style:page-number="auto"/>
      <style:text-properties style:font-size-asian="10.5pt"/>
    </style:style>
    <style:style style:name="Resume_20_Title" style:display-name="Resume Title" style:family="paragraph" style:parent-style-name="Heading_20_1" style:default-outline-level="" style:list-style-name="" style:class="text">
      <style:paragraph-properties fo:margin-top="0in" fo:margin-bottom="0.0799in" style:contextual-spacing="false" fo:text-align="center" style:justify-single-word="false"/>
      <style:text-properties officeooo:rsid="0001d526"/>
    </style:style>
    <style:style style:name="Resume_20_Link" style:display-name="Resume Link" style:family="paragraph" style:parent-style-name="Standard" style:class="text">
      <style:paragraph-properties fo:text-align="center" style:justify-single-word="false"/>
    </style:style>
    <style:style style:name="Job_20_Date" style:display-name="Job Date" style:family="paragraph" style:parent-style-name="Job_20_Title" style:class="extra" style:master-page-name="">
      <style:paragraph-properties fo:text-align="end" style:justify-single-word="false" style:page-number="auto" style:shadow="none"/>
      <style:text-properties fo:color="#000000" style:font-name="Open Sans Light" fo:font-size="12pt" fo:font-weight="250" style:font-name-asian="WenQuanYi Zen Hei Sharp" style:font-size-asian="10.5pt" style:font-weight-asian="normal" style:font-name-complex="DejaVu Sans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ducation_20_Heading" style:display-name="Education Heading" style:family="paragraph" style:parent-style-name="Job_20_Title" style:class="text">
      <style:text-properties officeooo:rsid="0004688e" style:font-name-asian="WenQuanYi Zen Hei Sharp" style:font-name-complex="DejaVu San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ullivan</meta:initial-creator>
    <meta:creation-date>2013-09-20T16:49:31</meta:creation-date>
    <dc:date>2013-12-30T15:53:39</dc:date>
    <dc:creator>John Sullivan</dc:creator>
    <meta:editing-duration>PT3H35M16S</meta:editing-duration>
    <meta:editing-cycles>33</meta:editing-cycles>
    <meta:generator>LibreOffice/3.6$Linux_X86_64 LibreOffice_project/360m1$Build-2</meta:generator>
    <meta:printed-by>John Sullivan</meta:printed-by>
    <meta:print-date>2013-09-25T19:24:49</meta:print-date>
    <meta:document-statistic meta:table-count="10" meta:image-count="0" meta:object-count="0" meta:page-count="2" meta:paragraph-count="43" meta:word-count="543" meta:character-count="3452" meta:non-whitespace-character-count="2951"/>
  </office:meta>
</office:document-meta>
</file>